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odoni-BoldCondensed" svg:font-family="Bodoni-BoldCondensed"/>
    <style:font-face style:name="Helvetica-Oblique" svg:font-family="Helvetica-Oblique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color="#292526" style:font-name="Verdana" fo:font-size="11pt" fo:font-weight="bold" style:font-size-asian="11pt" style:font-weight-asian="bold" style:font-name-complex="Bodoni-BoldCondensed" style:font-size-complex="11pt" style:font-weight-complex="bold"/>
    </style:style>
    <style:style style:name="P4" style:family="paragraph" style:parent-style-name="Standard">
      <style:paragraph-properties style:text-autospace="none"/>
      <style:text-properties fo:color="#292526" style:font-name="Verdana" fo:font-size="11pt" style:font-size-asian="11pt" style:font-name-complex="Helvetica" style:font-size-complex="11pt"/>
    </style:style>
    <style:style style:name="P5" style:family="paragraph" style:parent-style-name="Standard">
      <style:paragraph-properties style:text-autospace="none"/>
      <style:text-properties fo:color="#292526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P6" style:family="paragraph" style:parent-style-name="Standard">
      <style:paragraph-properties style:text-autospace="none"/>
      <style:text-properties fo:color="#3366ff" style:font-name="Verdana" fo:font-size="11pt" fo:font-style="italic" style:font-size-asian="11pt" style:font-style-asian="italic" style:font-name-complex="Helvetica" style:font-size-complex="11pt"/>
    </style:style>
    <style:style style:name="P7" style:family="paragraph" style:parent-style-name="Standard">
      <style:paragraph-properties style:text-autospace="none"/>
      <style:text-properties fo:color="#3366ff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P8" style:family="paragraph" style:parent-style-name="Standard">
      <style:paragraph-properties style:text-autospace="none"/>
      <style:text-properties fo:color="#3366ff" style:font-name="Verdana" fo:font-size="11pt" style:font-size-asian="11pt" style:font-name-complex="Helvetica" style:font-size-complex="11pt"/>
    </style:style>
    <style:style style:name="P9" style:family="paragraph" style:parent-style-name="Standard" style:master-page-name="Standard">
      <style:paragraph-properties style:page-number="auto" style:text-autospace="none"/>
    </style:style>
    <style:style style:name="T1" style:family="text">
      <style:text-properties style:font-name="Verdana" fo:font-size="11pt" fo:font-style="italic" style:font-size-asian="11pt" style:font-style-asian="italic" style:font-name-complex="Helvetica" style:font-size-complex="11pt"/>
    </style:style>
    <style:style style:name="T2" style:family="text">
      <style:text-properties fo:color="#292526" style:font-name="Verdana" fo:font-size="11pt" style:font-size-asian="11pt" style:font-name-complex="Helvetica" style:font-size-complex="11pt"/>
    </style:style>
    <style:style style:name="T3" style:family="text">
      <style:text-properties fo:color="#292526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T4" style:family="text">
      <style:text-properties fo:color="#3366ff" style:font-name="Verdana" fo:font-size="11pt" fo:font-style="italic" style:font-size-asian="11pt" style:font-style-asian="italic" style:font-name-complex="Helvetica-Oblique" style:font-size-complex="11pt" style:font-style-complex="italic"/>
    </style:style>
    <style:style style:name="T5" style:family="text">
      <style:text-properties fo:color="#3366ff" style:font-name="Verdana" fo:font-size="11pt" fo:font-style="italic" style:font-size-asian="11pt" style:font-style-asian="italic" style:font-name-complex="Helvetica" style:font-size-complex="11pt"/>
    </style:style>
    <style:style style:name="T6" style:family="text">
      <style:text-properties fo:color="#3366ff" style:font-name="Verdana" fo:font-size="11pt" style:font-size-asian="11pt" style:font-name-complex="Helvetic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ssociation : ..................................................................................................</text:span></text:p>
      <text:p text:style-name="P1"><text:span text:style-name="T2">Adresse : .......................................................................................................</text:span></text:p>
      <text:p text:style-name="P3"/>
      <text:p text:style-name="P3"/>
      <text:p text:style-name="P3">Procès-verbal de l’assemblée générale du ……….</text:p>
      <text:p text:style-name="P4"/>
      <text:p text:style-name="P1"><text:span text:style-name="T2">Les membres de l’association </text:span><text:span text:style-name="T4">(nom</text:span><text:span text:style-name="T3">) </text:span><text:span text:style-name="T2">se sont réunis en assemblée générale </text:span></text:p>
      <text:p text:style-name="P1"><text:span text:style-name="T2">Le </text:span><text:span text:style-name="T4">(date</text:span><text:span text:style-name="T3">) </text:span><text:span text:style-name="T2">à </text:span><text:span text:style-name="T4">(heure),</text:span><text:span text:style-name="T3"> dans </text:span><text:span text:style-name="T4">ses locaux ou </text:span><text:span text:style-name="T6">à </text:span><text:span text:style-name="T4">(adresse)</text:span><text:span text:style-name="T6">.</text:span></text:p>
      <text:p text:style-name="P1"><text:span text:style-name="T2">Il a été établi une feuille d’émargement des membres présents et représentés </text:span><text:span text:style-name="T3">(liste des participants en annexe).</text:span></text:p>
      <text:p text:style-name="P4"/>
      <text:p text:style-name="P1"><text:span text:style-name="T2">L’assemblée est présidée par </text:span><text:span text:style-name="T3">(nom) </text:span><text:span text:style-name="T2">en qualité de </text:span><text:span text:style-name="T4">(président en exercice de l’association, liquidateur, etc.)</text:span><text:span text:style-name="T3"> </text:span><text:span text:style-name="T2">et M. </text:span><text:span text:style-name="T6">(</text:span><text:span text:style-name="T4">nom)</text:span><text:span text:style-name="T3"> </text:span><text:span text:style-name="T2">en est nommé secrétaire.</text:span></text:p>
      <text:p text:style-name="P4"/>
      <text:p text:style-name="P6">Indiquer si sont désignés des scrutateurs (en vue du comptage des votes et de l’établissement des procès-verbaux).</text:p>
      <text:p text:style-name="P4"/>
      <text:p text:style-name="P1"><text:span text:style-name="T2">Conformément à l’article des statuts, plus de </text:span><text:span text:style-name="T5">(indiquer le quorum atteint, compter les pouvoirs et les votes par correspondance</text:span><text:span text:style-name="T4">) </text:span><text:span text:style-name="T2">des membres à jour de cotisation étant présents ou représentés, l’assemblée peut valablement délibérer (préciser : à titre ordinaire, extraordinaire).</text:span></text:p>
      <text:p text:style-name="P4"/>
      <text:p text:style-name="P1"><text:span text:style-name="T2">Le président rappelle l’ordre du jour et dépose sur le bureau de l’assemblée tous les documents s’y rapportant </text:span><text:span text:style-name="T5">(le cas échéant, il indique les circonstances justifiant la convocation d’une assemblée générale extraordinaire)</text:span><text:span text:style-name="T1">.</text:span><text:span text:style-name="T2"> Lecture est faite des différents rapports. Puis le débat s’ouvre entre les participants.</text:span></text:p>
      <text:p text:style-name="P5"/>
      <text:p text:style-name="P7">Ici on peut donner une synthèse des principaux échanges.</text:p>
      <text:p text:style-name="P4"/>
      <text:p text:style-name="P4">Plus personne ne demandant la parole, le président met au vote les différents points à l’ordre du jour :</text:p>
      <text:p text:style-name="P4"/>
      <text:p text:style-name="P4">• Première résolution :</text:p>
      <text:p text:style-name="P1"><text:span text:style-name="T2">L’assemblée approuve le rapport moral du bureau et lui donne quitus de sa gestion. </text:span></text:p>
      <text:p text:style-name="P1"><text:span text:style-name="T2">Cette résolution est adoptée à la majorité de </text:span><text:span text:style-name="T4">(nombre)</text:span><text:span text:style-name="T3"> </text:span><text:span text:style-name="T2">voix.</text:span></text:p>
      <text:p text:style-name="P4"/>
      <text:p text:style-name="P4">• Deuxième résolution :</text:p>
      <text:p text:style-name="P1"><text:span text:style-name="T2">L’assemblée approuve le rapport financier du bureau et lui donne quitus de sa gestion. </text:span></text:p>
      <text:p text:style-name="P1"><text:span text:style-name="T2">Cette résolution est adoptée à la majorité de </text:span><text:span text:style-name="T4">(nombre)</text:span><text:span text:style-name="T3"> </text:span><text:span text:style-name="T2">voix.</text:span></text:p>
      <text:p text:style-name="P4"/>
      <text:p text:style-name="P4">• Troisième résolution :</text:p>
      <text:p text:style-name="P1"><text:span text:style-name="T2">L’assemblée renouvelle le mandat de M.</text:span><text:span text:style-name="T3">(nom) </text:span><text:span text:style-name="T2">comme administrateur pour une durée de </text:span><text:span text:style-name="T4">(nombre)</text:span><text:span text:style-name="T3"> </text:span><text:span text:style-name="T2">ans. </text:span></text:p>
      <text:p text:style-name="P1"><text:span text:style-name="T2">Cette résolution est adoptée à la majorité de </text:span><text:span text:style-name="T3">(nombre) </text:span><text:span text:style-name="T2">voix.</text:span></text:p>
      <text:p text:style-name="P4"/>
      <text:p text:style-name="P5"/>
      <text:p text:style-name="P7">(Autant de résolutions que nécessaire.)</text:p>
      <text:p text:style-name="P8"><text:soft-page-break/></text:p>
      <text:p text:style-name="P1"><text:span text:style-name="T6">L’ordre du jour étant épuisé, la séance est levée à</text:span><text:span text:style-name="T2"> ..................</text:span><text:span text:style-name="T3">(heure)</text:span><text:span text:style-name="T2">.</text:span></text:p>
      <text:p text:style-name="P4"/>
      <text:p text:style-name="P1"><text:span text:style-name="T2">De l’assemblée, il a été dressé le présent procès-verbal, à la rédaction duquel ont participé </text:span><text:span text:style-name="T5">(citer les noms et le cas échéant les scrutateurs)</text:span><text:span text:style-name="T2">. Il est signé par le président et le secrétaire de séanc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odoni-BoldCondensed" svg:font-family="Bodoni-BoldCondensed"/>
    <style:font-face style:name="Helvetica-Oblique" svg:font-family="Helvetica-Oblique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ocès-verbal d’assemblée générale</dc:title>
    <meta:initial-creator>SR+LS</meta:initial-creator>
    <meta:creation-date>2005-07-17T16:38:00</meta:creation-date>
    <dc:creator>Van Egroo, Dominique</dc:creator>
    <dc:date>2005-07-25T13:13:00</dc:date>
    <meta:editing-cycles>4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327" meta:character-count="2354"/>
  </office:meta>
</office:document-meta>
</file>